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C000003A77CD277DC.png" manifest:media-type="image/png"/>
  <manifest:file-entry manifest:full-path="Pictures/1000020100000565000003B6DF2434D2.png" manifest:media-type="image/png"/>
  <manifest:file-entry manifest:full-path="Pictures/100002010000055A000005A52CAC15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909cm" svg:height="20.999cm" svg:x="4.094cm" svg:y="0.02cm">
          <draw:image xlink:href="Pictures/100002010000055A000005A52CAC15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9cm" svg:height="19.26cm" svg:x="0.049cm" svg:y="0.89cm">
          <draw:image xlink:href="Pictures/1000020100000565000003B6DF2434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9.536cm" svg:x="0.195cm" svg:y="0.022cm">
          <draw:image xlink:href="Pictures/100002010000053C000003A77CD277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22:38:11.554036394</meta:creation-date>
    <dc:date>2017-08-18T09:18:43.790737818</dc:date>
    <meta:editing-duration>P0D</meta:editing-duration>
    <meta:editing-cycles>2</meta:editing-cycles>
    <meta:generator>LibreOffice/4.2.8.2$Linux_X86_64 LibreOffice_project/420m0$Build-2</meta:generator>
    <meta:document-statistic meta:object-count="30"/>
  </office:meta>
</office:document-meta>
</file>